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01000001679957F5DCD50F9EA6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LO-Normal">
      <style:paragraph-properties fo:text-align="center" style:justify-single-word="false"/>
    </style:style>
    <style:style style:name="P3" style:family="paragraph" style:parent-style-name="LO-Normal">
      <style:paragraph-properties fo:text-align="justify" style:justify-single-word="false"/>
      <style:text-properties style:font-name="Arial Narrow" fo:font-size="9.5pt" fo:language="fi" fo:country="FI" style:font-size-asian="9.5pt" style:font-name-complex="Arial Narrow" style:font-size-complex="9.5pt"/>
    </style:style>
    <style:style style:name="P4" style:family="paragraph" style:parent-style-name="LO-Normal">
      <style:paragraph-properties fo:text-align="center" style:justify-single-word="false"/>
      <style:text-properties style:font-name="Arial Narrow" fo:font-size="9.5pt" fo:language="sv" fo:country="SE" fo:font-weight="bold" style:font-size-asian="9.5pt" style:font-weight-asian="bold" style:font-name-complex="Tahoma" style:font-size-complex="9.5pt"/>
    </style:style>
    <style:style style:name="P5" style:family="paragraph" style:parent-style-name="LO-Normal">
      <style:paragraph-properties fo:text-align="justify" style:justify-single-word="false"/>
      <style:text-properties style:font-name="Arial Narrow" fo:font-size="9.5pt" fo:language="sv" fo:country="SE" fo:font-weight="bold" style:font-size-asian="9.5pt" style:font-weight-asian="bold" style:font-name-complex="Tahoma" style:font-size-complex="9.5pt"/>
    </style:style>
    <style:style style:name="P6" style:family="paragraph" style:parent-style-name="LO-Normal">
      <style:paragraph-properties fo:text-align="justify" style:justify-single-word="false"/>
      <style:text-properties style:font-name="Arial Narrow" fo:font-size="9.5pt" fo:language="sv" fo:country="SE" style:font-size-asian="9.5pt" style:font-name-complex="Arial Narrow" style:font-size-complex="9.5pt"/>
    </style:style>
    <style:style style:name="P7" style:family="paragraph" style:parent-style-name="LO-Normal">
      <style:text-properties style:font-name="Arial Narrow" fo:font-size="9.5pt" fo:language="sv" fo:country="SE" style:font-size-asian="9.5pt" style:font-name-complex="Tahoma" style:font-size-complex="9.5pt"/>
    </style:style>
    <style:style style:name="P8" style:family="paragraph" style:parent-style-name="LO-Normal">
      <style:paragraph-properties fo:text-align="justify" style:justify-single-word="false"/>
      <style:text-properties style:font-name="Arial Narrow" fo:font-size="9.5pt" fo:language="id" fo:country="ID" style:font-size-asian="9.5pt" style:font-name-complex="Arial Narrow" style:font-size-complex="9.5pt"/>
    </style:style>
    <style:style style:name="P9" style:family="paragraph" style:parent-style-name="LO-Normal">
      <style:paragraph-properties fo:text-align="justify" style:justify-single-word="false"/>
    </style:style>
    <style:style style:name="P10" style:family="paragraph" style:parent-style-name="LO-Normal">
      <style:paragraph-properties fo:margin-top="0.0417in" fo:margin-bottom="0in" loext:contextual-spacing="false" fo:text-align="justify" style:justify-single-word="false"/>
    </style:style>
    <style:style style:name="P11" style:family="paragraph" style:parent-style-name="LO-Normal">
      <style:paragraph-properties fo:text-align="center" style:justify-single-word="false" fo:keep-with-next="always">
        <style:tab-stops>
          <style:tab-stop style:position="5.3752in"/>
        </style:tab-stops>
      </style:paragraph-properties>
      <style:text-properties style:font-name="Arial Narrow" fo:font-size="9.5pt" fo:language="sv" fo:country="SE" fo:font-weight="bold" style:font-size-asian="9.5pt" style:font-weight-asian="bold" style:font-name-complex="Tahoma" style:font-size-complex="9.5pt" style:font-weight-complex="bold"/>
    </style:style>
    <style:style style:name="P12" style:family="paragraph" style:parent-style-name="LO-Normal">
      <style:paragraph-properties fo:text-align="center" style:justify-single-word="false" fo:keep-with-next="always"/>
      <style:text-properties style:font-name="Arial Narrow" fo:font-size="9.5pt" fo:language="id" fo:country="ID" fo:font-weight="bold" style:font-size-asian="9.5pt" style:font-weight-asian="bold" style:font-name-complex="Tahoma" style:font-size-complex="9.5pt" style:font-weight-complex="bold"/>
    </style:style>
    <style:style style:name="P13" style:family="paragraph" style:parent-style-name="LO-Normal">
      <style:paragraph-properties fo:margin-left="0.25in" fo:margin-right="0in" fo:text-align="justify" style:justify-single-word="false" fo:text-indent="0in" style:auto-text-indent="false"/>
      <style:text-properties style:font-name="Arial Narrow" fo:font-size="9.5pt" fo:language="sv" fo:country="SE" style:font-size-asian="9.5pt" style:font-name-complex="Arial Narrow" style:font-size-complex="9.5pt"/>
    </style:style>
    <style:style style:name="P14" style:family="paragraph" style:parent-style-name="LO-Normal">
      <style:paragraph-properties fo:margin-left="0.25in" fo:margin-right="0in" fo:text-align="justify" style:justify-single-word="false" fo:text-indent="0in" style:auto-text-indent="false"/>
      <style:text-properties style:font-name="Arial Narrow" fo:font-size="9.5pt" fo:language="sv" fo:country="SE" fo:font-weight="bold" style:font-size-asian="9.5pt" style:font-weight-asian="bold" style:font-name-complex="Arial Narrow" style:font-size-complex="9.5pt"/>
    </style:style>
    <style:style style:name="P15" style:family="paragraph" style:parent-style-name="LO-Normal">
      <style:paragraph-properties fo:margin-left="0in" fo:margin-right="-0.3201in" fo:text-align="justify" style:justify-single-word="false" fo:text-indent="0in" style:auto-text-indent="false"/>
    </style:style>
    <style:style style:name="P16" style:family="paragraph" style:parent-style-name="LO-Normal">
      <style:paragraph-properties fo:margin-left="0in" fo:margin-right="-0.3201in" fo:text-align="justify" style:justify-single-word="false" fo:text-indent="0in" style:auto-text-indent="false"/>
      <style:text-properties officeooo:paragraph-rsid="001a8902"/>
    </style:style>
    <style:style style:name="P17" style:family="paragraph" style:parent-style-name="LO-Normal">
      <style:paragraph-properties fo:margin-left="0.2957in" fo:margin-right="0in" fo:text-align="center" style:justify-single-word="false" fo:text-indent="-0.2957in" style:auto-text-indent="false"/>
      <style:text-properties style:font-name="Arial Narrow" fo:font-size="9.5pt" fo:language="id" fo:country="ID" fo:font-weight="bold" style:font-size-asian="9.5pt" style:font-weight-asian="bold" style:font-name-complex="Tahoma" style:font-size-complex="9.5pt" style:font-weight-complex="bold"/>
    </style:style>
    <style:style style:name="P18" style:family="paragraph" style:parent-style-name="Body_20_Text">
      <style:paragraph-properties fo:margin-left="0.2957in" fo:margin-right="0in" fo:text-align="center" style:justify-single-word="false" fo:text-indent="-0.2957in" style:auto-text-indent="false"/>
      <style:text-properties style:font-name="Arial Narrow" fo:font-size="9.5pt" fo:language="sv" fo:country="SE" style:font-size-asian="9.5pt" style:font-name-complex="Tahoma" style:font-size-complex="9.5pt"/>
    </style:style>
    <style:style style:name="P19" style:family="paragraph" style:parent-style-name="Body_20_Text">
      <style:paragraph-properties fo:margin-left="0.2957in" fo:margin-right="0in" fo:text-align="center" style:justify-single-word="false" fo:text-indent="-0.2957in" style:auto-text-indent="false"/>
      <style:text-properties style:font-name="Arial Narrow" fo:font-size="9.5pt" fo:language="id" fo:country="ID" fo:font-weight="bold" style:font-size-asian="9.5pt" style:font-weight-asian="bold" style:font-name-complex="Tahoma" style:font-size-complex="9.5pt" style:font-weight-complex="bold"/>
    </style:style>
    <style:style style:name="P20" style:family="paragraph" style:parent-style-name="LO-Normal">
      <style:paragraph-properties fo:margin-left="-0.8752in" fo:margin-right="-0.861in" fo:text-align="justify" style:justify-single-word="false" fo:text-indent="0in" style:auto-text-indent="false"/>
      <style:text-properties style:font-name="Arial Narrow" fo:font-size="9.5pt" fo:font-weight="bold" style:font-size-asian="9.5pt" style:font-weight-asian="bold" style:font-name-complex="Arial Narrow" style:font-size-complex="9.5pt" style:font-weight-complex="bold"/>
    </style:style>
    <style:style style:name="P21" style:family="paragraph" style:parent-style-name="LO-Normal">
      <style:paragraph-properties fo:margin-left="0in" fo:margin-right="0.1in" fo:text-indent="0in" style:auto-text-indent="false"/>
      <style:text-properties style:font-name="Arial Narrow" fo:font-size="9.5pt" fo:language="sv" fo:country="SE" fo:font-weight="bold" style:font-size-asian="9.5pt" style:font-weight-asian="bold" style:font-name-complex="Tahoma" style:font-size-complex="9.5pt"/>
    </style:style>
    <style:style style:name="P22" style:family="paragraph" style:parent-style-name="LO-Normal">
      <style:paragraph-properties fo:margin-left="0in" fo:margin-right="0.0299in" fo:text-indent="0in" style:auto-text-indent="false"/>
      <style:text-properties style:font-name="Arial Narrow" fo:font-size="9.5pt" fo:language="sv" fo:country="SE" fo:font-weight="bold" style:font-size-asian="9.5pt" style:font-weight-asian="bold" style:font-name-complex="Tahoma" style:font-size-complex="9.5pt"/>
    </style:style>
    <style:style style:name="P23" style:family="paragraph" style:parent-style-name="LO-Normal">
      <style:paragraph-properties fo:margin-left="0in" fo:margin-right="0.0299in" fo:text-indent="0in" style:auto-text-indent="false">
        <style:tab-stops>
          <style:tab-stop style:position="4.052in"/>
        </style:tab-stops>
      </style:paragraph-properties>
    </style:style>
    <style:style style:name="P24" style:family="paragraph" style:parent-style-name="Body_20_Text">
      <style:text-properties style:font-name="Arial Narrow" fo:font-size="9.5pt" fo:language="sv" fo:country="SE" style:font-size-asian="9.5pt" style:font-name-complex="Tahoma" style:font-size-complex="9.5pt"/>
    </style:style>
    <style:style style:name="P25" style:family="paragraph" style:parent-style-name="Body_20_Text">
      <style:paragraph-properties>
        <style:tab-stops>
          <style:tab-stop style:position="1.302in"/>
          <style:tab-stop style:position="2.6354in" style:type="right"/>
        </style:tab-stops>
      </style:paragraph-properties>
      <style:text-properties style:font-name="Arial Narrow" fo:font-size="9.5pt" style:font-size-asian="9.5pt" style:font-name-complex="Tahoma" style:font-size-complex="9.5pt"/>
    </style:style>
    <style:style style:name="P26" style:family="paragraph" style:parent-style-name="Body_20_Text">
      <style:paragraph-properties fo:text-align="justify" style:justify-single-word="false">
        <style:tab-stops>
          <style:tab-stop style:position="1.302in"/>
          <style:tab-stop style:position="2.6354in" style:type="right"/>
        </style:tab-stops>
      </style:paragraph-properties>
      <style:text-properties officeooo:paragraph-rsid="0017c35a"/>
    </style:style>
    <style:style style:name="P27" style:family="paragraph" style:parent-style-name="Body_20_Text">
      <style:paragraph-properties fo:margin-left="0.5in" fo:margin-right="0in" fo:text-align="center" style:justify-single-word="false" fo:text-indent="0in" style:auto-text-indent="false"/>
      <style:text-properties style:font-name="Arial Narrow" fo:font-size="11pt" fo:language="sv" fo:country="SE" fo:font-weight="bold" style:font-size-asian="11pt" style:font-weight-asian="bold" style:font-name-complex="Tahoma" style:font-size-complex="11pt" style:font-weight-complex="bold"/>
    </style:style>
    <style:style style:name="P28" style:family="paragraph" style:parent-style-name="Body_20_Text">
      <style:paragraph-properties fo:margin-left="0in" fo:margin-right="-0.1in" fo:text-indent="0in" style:auto-text-indent="false"/>
    </style:style>
    <style:style style:name="P29" style:family="paragraph" style:parent-style-name="Body_20_Text_20_2">
      <style:paragraph-properties fo:margin-left="0in" fo:margin-right="-0.1in" fo:text-indent="0in" style:auto-text-indent="false"/>
    </style:style>
    <style:style style:name="P30" style:family="paragraph" style:parent-style-name="Body_20_Text_20_2">
      <style:text-properties fo:font-size="9.5pt" fo:language="sv" fo:country="SE" style:font-size-asian="9.5pt" style:font-name-complex="Tahoma" style:font-size-complex="9.5pt"/>
    </style:style>
    <style:style style:name="P31" style:family="paragraph" style:parent-style-name="Body_20_Text_20_2">
      <style:text-properties fo:font-size="9.5pt" fo:font-weight="bold" style:font-size-asian="9.5pt" style:font-weight-asian="bold" style:font-name-complex="Tahoma" style:font-size-complex="9.5pt" style:font-weight-complex="normal"/>
    </style:style>
    <style:style style:name="P32" style:family="paragraph" style:parent-style-name="Body_20_Text_20_2">
      <style:paragraph-properties fo:margin-left="0.5in" fo:margin-right="0in" fo:text-indent="0.5in" style:auto-text-indent="false"/>
    </style:style>
    <style:style style:name="P33" style:family="paragraph" style:parent-style-name="Body_20_Text_20_2">
      <style:paragraph-properties fo:margin-left="0.8126in" fo:margin-right="0in" fo:text-indent="0in" style:auto-text-indent="false"/>
      <style:text-properties fo:font-size="9.5pt" fo:language="sv" fo:country="SE" style:font-size-asian="9.5pt" style:font-name-complex="Tahoma" style:font-size-complex="9.5pt"/>
    </style:style>
    <style:style style:name="P34" style:family="paragraph" style:parent-style-name="Table_20_Contents">
      <style:paragraph-properties fo:text-align="justify" style:justify-single-word="false"/>
    </style:style>
    <style:style style:name="P35" style:family="paragraph" style:parent-style-name="Table_20_Contents">
      <style:paragraph-properties fo:text-align="justify" style:justify-single-word="false"/>
      <style:text-properties officeooo:paragraph-rsid="001b4110"/>
    </style:style>
    <style:style style:name="P36" style:family="paragraph" style:parent-style-name="Table_20_Contents">
      <style:paragraph-properties fo:text-align="justify" style:justify-single-word="false"/>
      <style:text-properties fo:font-weight="bold" officeooo:rsid="0017c35a" style:font-weight-asian="bold" style:font-weight-complex="bold"/>
    </style:style>
    <style:style style:name="P37" style:family="paragraph" style:parent-style-name="Table_20_Contents">
      <style:paragraph-properties fo:text-align="justify" style:justify-single-word="false"/>
      <style:text-properties fo:font-weight="bold" style:font-weight-asian="bold" style:font-weight-complex="bold"/>
    </style:style>
    <style:style style:name="P38" style:family="paragraph" style:parent-style-name="Table_20_Contents">
      <style:paragraph-properties fo:text-align="justify" style:justify-single-word="false"/>
      <style:text-properties officeooo:rsid="001b4110" officeooo:paragraph-rsid="001b4110"/>
    </style:style>
    <style:style style:name="P39" style:family="paragraph" style:parent-style-name="Standard" style:master-page-name="Standard">
      <style:paragraph-properties style:page-number="auto"/>
    </style:style>
    <style:style style:name="P40" style:family="paragraph" style:parent-style-name="Heading_20_1">
      <style:paragraph-properties fo:margin-left="0in" fo:margin-right="-0.3252in" fo:text-align="start" style:justify-single-word="false" fo:text-indent="0in" style:auto-text-indent="false">
        <style:tab-stops>
          <style:tab-stop style:position="0in"/>
        </style:tab-stops>
      </style:paragraph-properties>
    </style:style>
    <style:style style:name="P41" style:family="paragraph" style:parent-style-name="Heading_20_2">
      <style:paragraph-properties fo:margin-left="0in" fo:margin-right="-0.3252in" fo:text-align="start" style:justify-single-word="false" fo:text-indent="0in" style:auto-text-indent="false">
        <style:tab-stops>
          <style:tab-stop style:position="0in"/>
        </style:tab-stops>
      </style:paragraph-properties>
      <style:text-properties style:font-name="Arial Narrow" fo:font-size="9.5pt" fo:language="sv" fo:country="SE" style:font-size-asian="9.5pt" style:font-name-complex="Tahoma" style:font-size-complex="9.5pt" style:font-weight-complex="bold"/>
    </style:style>
    <style:style style:name="P42" style:family="paragraph" style:parent-style-name="Heading_20_3">
      <style:paragraph-properties fo:margin-left="0in" fo:margin-right="0in" fo:text-indent="0in" style:auto-text-indent="false" fo:padding="0in" fo:border="none">
        <style:tab-stops>
          <style:tab-stop style:position="0in"/>
        </style:tab-stops>
      </style:paragraph-properties>
    </style:style>
    <style:style style:name="P43" style:family="paragraph" style:parent-style-name="Heading_20_3">
      <style:paragraph-properties fo:margin-left="0in" fo:margin-right="0in" fo:text-indent="0in" style:auto-text-indent="false" fo:padding="0in" fo:border="none" style:snap-to-layout-grid="false">
        <style:tab-stops>
          <style:tab-stop style:position="0in"/>
        </style:tab-stops>
      </style:paragraph-properties>
      <style:text-properties fo:language="sv" fo:country="SE" fo:font-weight="normal" style:font-weight-asian="normal" style:font-name-complex="Tahoma" style:font-size-complex="11pt"/>
    </style:style>
    <style:style style:name="P44" style:family="paragraph" style:parent-style-name="Heading_20_3">
      <style:paragraph-properties fo:margin-left="0in" fo:margin-right="0in" fo:text-indent="0in" style:auto-text-indent="false" fo:padding="0in" fo:border="none">
        <style:tab-stops>
          <style:tab-stop style:position="0in"/>
        </style:tab-stops>
      </style:paragraph-properties>
      <style:text-properties fo:language="sv" fo:country="SE" style:font-name-complex="Tahoma" style:font-size-complex="11pt"/>
    </style:style>
    <style:style style:name="P45" style:family="paragraph" style:parent-style-name="Heading_20_5">
      <style:paragraph-properties fo:margin-left="0in" fo:margin-right="0in" fo:text-indent="0in" style:auto-text-indent="false"/>
    </style:style>
    <style:style style:name="P46" style:family="paragraph" style:parent-style-name="Heading_20_5">
      <style:paragraph-properties fo:margin-left="0in" fo:margin-right="0in" fo:text-align="start" style:justify-single-word="false" fo:text-indent="0in" style:auto-text-indent="false"/>
    </style:style>
    <style:style style:name="P47" style:family="paragraph" style:parent-style-name="Heading_20_6">
      <style:paragraph-properties fo:margin-left="0in" fo:margin-right="-0.3252in" fo:text-align="start" style:justify-single-word="false" fo:text-indent="0in" style:auto-text-indent="false">
        <style:tab-stops>
          <style:tab-stop style:position="0in"/>
        </style:tab-stops>
      </style:paragraph-properties>
    </style:style>
    <style:style style:name="P48" style:family="paragraph" style:parent-style-name="LO-Normal" style:list-style-name="WW8Num2">
      <style:paragraph-properties fo:text-align="justify" style:justify-single-word="false"/>
    </style:style>
    <style:style style:name="P49" style:family="paragraph" style:parent-style-name="LO-Normal">
      <style:paragraph-properties fo:text-align="center" style:justify-single-word="false"/>
      <style:text-properties style:font-name="Arial Narrow" style:font-name-complex="Arial Narrow"/>
    </style:style>
    <style:style style:name="P50" style:family="paragraph" style:parent-style-name="LO-Normal">
      <style:paragraph-properties fo:margin-left="0in" fo:margin-right="0.1in" fo:text-indent="0in" style:auto-text-indent="false"/>
    </style:style>
    <style:style style:name="T1" style:family="text">
      <style:text-properties style:font-name="Arial Narrow" fo:font-size="14pt" fo:font-style="italic" fo:font-weight="bold" style:font-size-asian="14pt" style:font-style-asian="italic" style:font-weight-asian="bold" style:font-name-complex="Arial Narrow" style:font-size-complex="14pt"/>
    </style:style>
    <style:style style:name="T2" style:family="text">
      <style:text-properties style:font-name="Arial Narrow" fo:language="sv" fo:country="SE" style:font-name-complex="Tahoma" style:font-size-complex="14pt"/>
    </style:style>
    <style:style style:name="T3" style:family="text">
      <style:text-properties style:font-name="Arial Narrow" fo:language="sv" fo:country="SE" officeooo:rsid="0017c35a" style:font-name-complex="Tahoma" style:font-size-complex="14pt"/>
    </style:style>
    <style:style style:name="T4" style:family="text">
      <style:text-properties style:font-name="Arial Narrow" fo:language="sv" fo:country="SE" officeooo:rsid="0023bf78" style:font-name-complex="Tahoma" style:font-size-complex="14pt"/>
    </style:style>
    <style:style style:name="T5" style:family="text">
      <style:text-properties style:font-name="Arial Narrow" fo:font-size="9.5pt" style:font-size-asian="9.5pt" style:font-name-complex="Arial Narrow" style:font-size-complex="9.5pt"/>
    </style:style>
    <style:style style:name="T6" style:family="text">
      <style:text-properties style:font-name="Arial Narrow" fo:font-size="9.5pt" style:font-size-asian="9.5pt" style:font-name-complex="Tahoma" style:font-size-complex="9.5pt"/>
    </style:style>
    <style:style style:name="T7" style:family="text">
      <style:text-properties style:font-name="Arial Narrow" fo:font-size="9.5pt" officeooo:rsid="001b4110" style:font-size-asian="9.5pt" style:font-name-complex="Tahoma" style:font-size-complex="9.5pt"/>
    </style:style>
    <style:style style:name="T8" style:family="text">
      <style:text-properties style:font-name="Arial Narrow" fo:font-size="9.5pt" fo:language="fi" fo:country="FI" style:font-size-asian="9.5pt" style:font-name-complex="Arial Narrow" style:font-size-complex="9.5pt"/>
    </style:style>
    <style:style style:name="T9" style:family="text">
      <style:text-properties style:font-name="Arial Narrow" fo:font-size="9.5pt" fo:language="fi" fo:country="FI" style:font-size-asian="9.5pt" style:font-name-complex="Tahoma" style:font-size-complex="9.5pt" style:font-weight-complex="bold"/>
    </style:style>
    <style:style style:name="T10" style:family="text">
      <style:text-properties style:font-name="Arial Narrow" fo:font-size="9.5pt" fo:language="fi" fo:country="FI" fo:font-weight="bold" style:font-size-asian="9.5pt" style:font-weight-asian="bold" style:font-name-complex="Arial Narrow" style:font-size-complex="9.5pt"/>
    </style:style>
    <style:style style:name="T11" style:family="text">
      <style:text-properties style:font-name="Arial Narrow" fo:font-size="9.5pt" fo:language="fi" fo:country="FI" fo:font-weight="bold" style:font-size-asian="9.5pt" style:font-weight-asian="bold" style:font-name-complex="Arial Narrow" style:font-size-complex="9.5pt" style:font-weight-complex="bold"/>
    </style:style>
    <style:style style:name="T12" style:family="text">
      <style:text-properties style:font-name="Arial Narrow" fo:font-size="9.5pt" fo:language="sv" fo:country="SE" fo:font-weight="bold" style:font-size-asian="9.5pt" style:font-weight-asian="bold" style:font-name-complex="Tahoma" style:font-size-complex="9.5pt"/>
    </style:style>
    <style:style style:name="T13" style:family="text">
      <style:text-properties style:font-name="Arial Narrow" fo:font-size="9.5pt" fo:language="sv" fo:country="SE" fo:font-weight="bold" style:font-size-asian="9.5pt" style:font-weight-asian="bold" style:font-name-complex="Tahoma" style:font-size-complex="9.5pt" style:font-weight-complex="bold"/>
    </style:style>
    <style:style style:name="T14" style:family="text">
      <style:text-properties style:font-name="Arial Narrow" fo:font-size="9.5pt" fo:language="sv" fo:country="SE" style:font-size-asian="9.5pt" style:font-name-complex="Tahoma" style:font-size-complex="9.5pt"/>
    </style:style>
    <style:style style:name="T15" style:family="text">
      <style:text-properties style:font-name="Arial Narrow" fo:font-size="9.5pt" fo:language="sv" fo:country="SE" style:font-size-asian="9.5pt" style:font-name-complex="Tahoma" style:font-size-complex="9.5pt" style:font-weight-complex="bold"/>
    </style:style>
    <style:style style:name="T16" style:family="text">
      <style:text-properties style:font-name="Arial Narrow" fo:font-size="9.5pt" fo:language="sv" fo:country="SE" officeooo:rsid="001b4110" style:font-size-asian="9.5pt" style:font-name-complex="Tahoma" style:font-size-complex="9.5pt"/>
    </style:style>
    <style:style style:name="T17" style:family="text">
      <style:text-properties style:font-name="Arial Narrow" fo:font-size="9.5pt" fo:language="sv" fo:country="SE" style:font-size-asian="9.5pt" style:font-name-complex="Arial Narrow" style:font-size-complex="9.5pt"/>
    </style:style>
    <style:style style:name="T18" style:family="text">
      <style:text-properties style:font-name="Arial Narrow" fo:font-size="9.5pt" fo:language="sv" fo:country="SE" fo:font-style="italic" style:font-size-asian="9.5pt" style:font-style-asian="italic" style:font-name-complex="Arial Narrow" style:font-size-complex="9.5pt" style:font-style-complex="italic"/>
    </style:style>
    <style:style style:name="T19" style:family="text">
      <style:text-properties style:font-name="Arial Narrow" fo:font-size="9.5pt" fo:language="sv" fo:country="SE" style:text-underline-style="solid" style:text-underline-width="auto" style:text-underline-color="font-color" fo:font-weight="bold" style:font-size-asian="9.5pt" style:font-weight-asian="bold" style:font-name-complex="Tahoma" style:font-size-complex="9.5pt" style:font-weight-complex="bold"/>
    </style:style>
    <style:style style:name="T20" style:family="text">
      <style:text-properties style:font-name="Arial Narrow" fo:font-size="9.5pt" style:text-underline-style="solid" style:text-underline-width="auto" style:text-underline-color="font-color" fo:font-weight="bold" style:font-size-asian="9.5pt" style:font-weight-asian="bold" style:font-name-complex="Tahoma" style:font-size-complex="9.5pt"/>
    </style:style>
    <style:style style:name="T21" style:family="text">
      <style:text-properties style:font-name="Arial Narrow" fo:font-size="9.5pt" fo:language="id" fo:country="ID" fo:font-weight="bold" style:font-size-asian="9.5pt" style:font-weight-asian="bold" style:font-name-complex="Tahoma" style:font-size-complex="9.5pt" style:font-weight-complex="bold"/>
    </style:style>
    <style:style style:name="T22" style:family="text">
      <style:text-properties style:font-name="Arial Narrow" fo:font-size="9.5pt" fo:language="id" fo:country="ID" style:font-size-asian="9.5pt" style:font-name-complex="Arial Narrow" style:font-size-complex="9.5pt"/>
    </style:style>
    <style:style style:name="T23" style:family="text">
      <style:text-properties style:font-name="Arial Narrow" fo:font-size="9.5pt" fo:language="id" fo:country="ID" style:font-size-asian="9.5pt" style:font-name-complex="Tahoma" style:font-size-complex="9.5pt"/>
    </style:style>
    <style:style style:name="T24" style:family="text">
      <style:text-properties fo:font-size="9.5pt" style:font-size-asian="9.5pt" style:font-name-complex="Tahoma" style:font-size-complex="9.5pt"/>
    </style:style>
    <style:style style:name="T25" style:family="text">
      <style:text-properties fo:font-size="9.5pt" style:font-size-asian="9.5pt" style:font-name-complex="Tahoma" style:font-size-complex="9.5pt" style:font-weight-complex="bold"/>
    </style:style>
    <style:style style:name="T26" style:family="text">
      <style:text-properties fo:font-size="9.5pt" fo:language="fi" fo:country="FI" style:font-size-asian="9.5pt" style:font-size-complex="9.5pt"/>
    </style:style>
    <style:style style:name="T27" style:family="text">
      <style:text-properties fo:font-size="9.5pt" fo:language="fi" fo:country="FI" officeooo:rsid="0017c35a" style:font-size-asian="9.5pt" style:font-size-complex="9.5pt"/>
    </style:style>
    <style:style style:name="T28" style:family="text">
      <style:text-properties fo:font-size="9.5pt" fo:language="fi" fo:country="FI" fo:font-weight="bold" style:font-size-asian="9.5pt" style:font-weight-asian="bold" style:font-name-complex="Arial Narrow" style:font-size-complex="9.5pt"/>
    </style:style>
    <style:style style:name="T29" style:family="text">
      <style:text-properties fo:font-size="9.5pt" fo:language="sv" fo:country="SE" style:font-size-asian="9.5pt" style:font-name-complex="Tahoma" style:font-size-complex="9.5pt"/>
    </style:style>
    <style:style style:name="T30" style:family="text">
      <style:text-properties fo:font-size="9.5pt" fo:language="sv" fo:country="SE" style:font-size-asian="9.5pt" style:font-name-complex="Tahoma" style:font-size-complex="9.5pt" style:font-weight-complex="bold"/>
    </style:style>
    <style:style style:name="T31" style:family="text">
      <style:text-properties fo:font-size="9.5pt" fo:language="sv" fo:country="SE" style:font-size-asian="9.5pt" style:font-name-complex="Arial Narrow" style:font-size-complex="9.5pt"/>
    </style:style>
    <style:style style:name="T32" style:family="text">
      <style:text-properties fo:font-size="9.5pt" fo:language="sv" fo:country="SE" fo:font-weight="bold" style:font-size-asian="9.5pt" style:font-weight-asian="bold" style:font-name-complex="Tahoma" style:font-size-complex="9.5pt"/>
    </style:style>
    <style:style style:name="T33" style:family="text">
      <style:text-properties fo:font-size="9.5pt" fo:language="sv" fo:country="SE" fo:font-weight="bold" style:font-size-asian="9.5pt" style:font-weight-asian="bold" style:font-name-complex="Tahoma" style:font-size-complex="9.5pt" style:font-weight-complex="bold"/>
    </style:style>
    <style:style style:name="T34" style:family="text">
      <style:text-properties fo:font-size="9.5pt" fo:language="sv" fo:country="SE" fo:font-weight="normal" style:font-size-asian="9.5pt" style:font-weight-asian="normal" style:font-name-complex="Tahoma" style:font-size-complex="9.5pt"/>
    </style:style>
    <style:style style:name="T35" style:family="text">
      <style:text-properties fo:font-size="10pt" fo:language="fi" fo:country="FI" fo:font-weight="normal" style:font-size-asian="10pt" style:font-weight-asian="normal" style:font-name-complex="Arial Narrow" style:font-size-complex="10pt" style:font-weight-complex="bold"/>
    </style:style>
    <style:style style:name="T36" style:family="text">
      <style:text-properties fo:font-size="10pt" fo:language="fi" fo:country="FI" style:font-size-asian="10pt" style:font-name-complex="Arial Narrow" style:font-size-complex="10pt"/>
    </style:style>
    <style:style style:name="T37" style:family="text">
      <style:text-properties officeooo:rsid="001b4110"/>
    </style:style>
    <style:style style:name="fr1" style:family="graphic" style:parent-style-name="Graphics">
      <style:graphic-properties fo:margin-left="0.1256in" fo:margin-right="0.1256in" style:wrap="parallel" style:number-wrapped-paragraphs="no-limit" style:wrap-contour="false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fo:margin-left="0.7in" fo:margin-right="0.7in" style:editable="false">
        <style:columns fo:column-count="1" fo:column-gap="0in"/>
      </style:section-properties>
    </style:style>
    <style:style style:name="Sect2" style:family="section">
      <style:section-properties style:writing-mode="lr-tb" fo:margin-left="0.1in" fo:margin-right="0.1in" style:editable="false">
        <style:columns fo:column-count="2" fo:column-gap="0.2693in">
          <style:column style:rel-width="32767*" fo:start-indent="0in" fo:end-indent="0.1346in"/>
          <style:column style:rel-width="32768*" fo:start-indent="0.1346in" fo:end-indent="0in"/>
        </style:columns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ODE" text:name="py3o.code.name"/>
        <text:user-field-decl office:value-type="string" office:string-value="Name Employee" text:name="py3o.ppkwt.employee_id.name"/>
        <text:user-field-decl office:value-type="string" office:string-value="Gender Employee" text:name="py3o.ppkwt.employee_id.employee_gender"/>
        <text:user-field-decl office:value-type="string" office:string-value="No Ktp" text:name="py3o.ppkwt.employee_id.identification_id"/>
        <text:user-field-decl office:value-type="string" office:string-value="Address" text:name="py3o.ppkwt.employee_id.address"/>
        <text:user-field-decl office:value-type="string" office:string-value="Place Birth" text:name="py3o.ppkwt.employee_id.place_of_birth"/>
        <text:user-field-decl office:value-type="string" office:string-value="code_contract" text:name="py3o.ppkwt.name"/>
        <text:user-field-decl office:value-type="string" office:string-value="JOB" text:name="py3o.ppkwt.job_id.name"/>
        <text:user-field-decl office:value-type="string" office:string-value="Company" text:name="py3o.ppkwt.company_id.name"/>
        <text:user-field-decl office:value-type="string" office:string-value="Salary Name" text:name="py3o.salary_ppkwt.name"/>
        <text:user-field-decl office:value-type="string" office:string-value="CODE" text:name="py3o.ppkwt_code.name"/>
      </text:user-field-decls>
      <text:p text:style-name="P39"/>
      <text:section text:style-name="Sect1" text:name="Section1">
        <text:h text:style-name="P46" text:outline-level="5" text:is-list-header="true"><text:a xlink:type="simple" xlink:href="py3o://for=%22ppkwt_code%20in%20objects%22" text:style-name="Internet_20_link" text:visited-style-name="Visited_20_Internet_20_Link"><text:span text:style-name="WW-Default_20_Paragraph_20_Font"><text:span text:style-name="T4">py3o://for="ppkwt_code in objects"</text:span></text:span></text:a></text:h>
        <text:h text:style-name="P45" text:outline-level="5"><text:span text:style-name="WW-Default_20_Paragraph_20_Font"><text:span text:style-name="T2">PERPANJANGAN PERJANJIAN KERJA WAKTU TERTENTU</text:span></text:span></text:h>
        <text:p text:style-name="P49"><text:user-field-get text:name="py3o.ppkwt_code.name">CODE</text:user-field-get></text:p>
        <text:p text:style-name="P49"/>
      </text:section>
      <text:section text:style-name="Sect2" text:name="Section2">
        <text:p text:style-name="Body_20_Text_20_2"><text:span text:style-name="WW-Default_20_Paragraph_20_Font"><text:span text:style-name="T27"/></text:span></text:p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ID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ID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padding="0in" fo:border="none" style:writing-mode="lr-tb"/>
      <style:text-properties style:use-window-font-color="true" style:font-name="Times New Roman" fo:font-family="'Times New Roman'" style:font-family-generic="roman" style:font-pitch="variable" fo:font-size="10pt" fo:language="en" fo:country="GB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, Arial" style:font-family-generic="swiss" style:font-pitch="variable" fo:font-size="14pt" style:font-name-asian="MS Mincho" style:font-family-asian="'MS Mincho', 'ＭＳ 明朝'" style:font-family-generic-asian="modern" style:font-size-asian="14pt" style:font-name-complex="Tahoma" style:font-family-complex="Tahoma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LO-Normal" style:family="paragraph">
      <style:paragraph-properties fo:orphans="2" fo:widows="2" fo:hyphenation-ladder-count="no-limit" fo:padding="0in" fo:border="none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_20_1" style:display-name="Heading 1" style:family="paragraph" style:parent-style-name="LO-Normal" style:next-style-name="LO-Normal" style:default-outline-level="1" style:class="text">
      <style:paragraph-properties fo:text-align="center" style:justify-single-word="false" fo:hyphenation-ladder-count="no-limit" fo:keep-with-next="always"/>
      <style:text-properties fo:font-weight="bold" style:font-weight-asian="bold" fo:hyphenate="false" fo:hyphenation-remain-char-count="2" fo:hyphenation-push-char-count="2" loext:hyphenation-no-caps="false"/>
    </style:style>
    <style:style style:name="Heading_20_2" style:display-name="Heading 2" style:family="paragraph" style:parent-style-name="LO-Normal" style:next-style-name="LO-Normal" style:default-outline-level="2" style:class="text">
      <style:paragraph-properties fo:text-align="center" style:justify-single-word="false" fo:hyphenation-ladder-count="no-limit" fo:keep-with-next="always"/>
      <style:text-properties fo:font-size="14pt" fo:font-weight="bold" style:font-size-asian="14pt" style:font-weight-asian="bold" fo:hyphenate="false" fo:hyphenation-remain-char-count="2" fo:hyphenation-push-char-count="2" loext:hyphenation-no-caps="false"/>
    </style:style>
    <style:style style:name="Heading_20_3" style:display-name="Heading 3" style:family="paragraph" style:parent-style-name="LO-Normal" style:next-style-name="LO-Normal" style:default-outline-level="3" style:class="text">
      <style:paragraph-properties fo:margin-left="0in" fo:margin-right="0.0299in" fo:hyphenation-ladder-count="no-limit" fo:text-indent="0in" style:auto-text-indent="false" fo:keep-with-next="always"/>
      <style:text-properties style:font-name="Arial Narrow" fo:font-family="'Arial Narrow'" style:font-family-generic="swiss" style:font-pitch="variable" fo:font-size="11pt" fo:font-weight="bold" style:font-size-asian="11pt" style:font-weight-asian="bold" style:font-name-complex="Arial Narrow" style:font-family-complex="'Arial Narrow'" style:font-family-generic-complex="swiss" style:font-pitch-complex="variable" fo:hyphenate="false" fo:hyphenation-remain-char-count="2" fo:hyphenation-push-char-count="2" loext:hyphenation-no-caps="false"/>
    </style:style>
    <style:style style:name="Heading_20_4" style:display-name="Heading 4" style:family="paragraph" style:parent-style-name="LO-Normal" style:next-style-name="LO-Normal" style:default-outline-level="4" style:class="text">
      <style:paragraph-properties fo:margin-left="0.3937in" fo:margin-right="0in" fo:text-align="center" style:justify-single-word="false" fo:hyphenation-ladder-count="no-limit" fo:text-indent="-0.3937in" style:auto-text-indent="false" fo:keep-with-next="always"/>
      <style:text-properties fo:font-size="14pt" fo:font-weight="bold" style:font-size-asian="14pt" style:font-weight-asian="bold" fo:hyphenate="false" fo:hyphenation-remain-char-count="2" fo:hyphenation-push-char-count="2" loext:hyphenation-no-caps="false"/>
    </style:style>
    <style:style style:name="Heading_20_5" style:display-name="Heading 5" style:family="paragraph" style:parent-style-name="LO-Normal" style:next-style-name="LO-Normal" style:default-outline-level="5" style:class="text">
      <style:paragraph-properties fo:margin-left="1.2799in" fo:margin-right="0in" fo:text-align="center" style:justify-single-word="false" fo:hyphenation-ladder-count="no-limit" fo:text-indent="-1.2799in" style:auto-text-indent="false" fo:keep-with-next="always"/>
      <style:text-properties fo:font-size="14pt" style:text-underline-style="solid" style:text-underline-width="auto" style:text-underline-color="font-color" fo:font-weight="bold" style:font-size-asian="14pt" style:font-weight-asian="bold" fo:hyphenate="false" fo:hyphenation-remain-char-count="2" fo:hyphenation-push-char-count="2" loext:hyphenation-no-caps="false"/>
    </style:style>
    <style:style style:name="Heading_20_6" style:display-name="Heading 6" style:family="paragraph" style:parent-style-name="LO-Normal" style:next-style-name="LO-Normal" style:default-outline-level="6" style:class="text">
      <style:paragraph-properties fo:text-align="center" style:justify-single-word="false" fo:hyphenation-ladder-count="no-limit" fo:keep-with-next="always"/>
      <style:text-properties style:font-name="Arial Black" fo:font-family="'Arial Black'" style:font-family-generic="swiss" style:font-pitch="variable" fo:font-size="11pt" fo:font-weight="bold" style:font-size-asian="11pt" style:font-weight-asian="bold" style:font-name-complex="Arial Black" style:font-family-complex="'Arial Black'" style:font-family-generic-complex="swiss" style:font-pitch-complex="variable" style:font-weight-complex="bold" fo:hyphenate="false" fo:hyphenation-remain-char-count="2" fo:hyphenation-push-char-count="2" loext:hyphenation-no-caps="false"/>
    </style:style>
    <style:style style:name="Heading_20_7" style:display-name="Heading 7" style:family="paragraph" style:parent-style-name="LO-Normal" style:next-style-name="LO-Normal" style:default-outline-level="7" style:class="text">
      <style:paragraph-properties fo:hyphenation-ladder-count="no-limit" fo:keep-with-next="always"/>
      <style:text-properties fo:font-size="8pt" fo:font-weight="bold" style:font-size-asian="8pt" style:font-weight-asian="bold" style:font-weight-complex="bold" fo:hyphenate="false" fo:hyphenation-remain-char-count="2" fo:hyphenation-push-char-count="2" loext:hyphenation-no-caps="false"/>
    </style:style>
    <style:style style:name="Heading_20_8" style:display-name="Heading 8" style:family="paragraph" style:parent-style-name="LO-Normal" style:next-style-name="LO-Normal" style:default-outline-level="8" style:class="text">
      <style:paragraph-properties fo:hyphenation-ladder-count="no-limit" fo:keep-with-next="always"/>
      <style:text-properties fo:font-size="14pt" style:font-size-asian="14pt" fo:hyphenate="false" fo:hyphenation-remain-char-count="2" fo:hyphenation-push-char-count="2" loext:hyphenation-no-caps="false"/>
    </style:style>
    <style:style style:name="Heading_20_9" style:display-name="Heading 9" style:family="paragraph" style:parent-style-name="LO-Normal" style:next-style-name="LO-Normal" style:default-outline-level="9" style:class="text">
      <style:paragraph-properties fo:hyphenation-ladder-count="no-limit" fo:keep-with-next="always"/>
      <style:text-properties fo:font-weight="bold" style:font-weight-asian="bold" style:font-weight-complex="bold" fo:hyphenate="false" fo:hyphenation-remain-char-count="2" fo:hyphenation-push-char-count="2" loext:hyphenation-no-caps="false"/>
    </style:style>
    <style:style style:name="Body_20_Text" style:display-name="Body Text" style:family="paragraph" style:parent-style-name="LO-Normal">
      <style:paragraph-properties fo:text-align="justify" style:justify-single-word="false" fo:hyphenation-ladder-count="no-limit"/>
      <style:text-properties style:font-size-complex="10pt" fo:hyphenate="false" fo:hyphenation-remain-char-count="2" fo:hyphenation-push-char-count="2" loext:hyphenation-no-caps="false"/>
    </style:style>
    <style:style style:name="Text_20_body_20_indent" style:display-name="Text body indent" style:family="paragraph" style:parent-style-name="LO-Normal" style:class="text">
      <style:paragraph-properties fo:margin-left="0.25in" fo:margin-right="0in" fo:text-align="justify" style:justify-single-word="false" fo:hyphenation-ladder-count="no-limit" fo:text-indent="-0.25in" style:auto-text-indent="false"/>
      <style:text-properties fo:hyphenate="false" fo:hyphenation-remain-char-count="2" fo:hyphenation-push-char-count="2" loext:hyphenation-no-caps="false"/>
    </style:style>
    <style:style style:name="Body_20_Text_20_Indent_20_2" style:display-name="Body Text Indent 2" style:family="paragraph" style:parent-style-name="LO-Normal">
      <style:paragraph-properties fo:margin-left="0.3752in" fo:margin-right="0in" fo:text-align="justify" style:justify-single-word="false" fo:hyphenation-ladder-count="no-limit" fo:text-indent="-0.3752in" style:auto-text-indent="false"/>
      <style:text-properties fo:hyphenate="false" fo:hyphenation-remain-char-count="2" fo:hyphenation-push-char-count="2" loext:hyphenation-no-caps="false"/>
    </style:style>
    <style:style style:name="Body_20_Text_20_2" style:display-name="Body Text 2" style:family="paragraph" style:parent-style-name="LO-Normal">
      <style:paragraph-properties fo:text-align="justify" style:justify-single-word="false" fo:hyphenation-ladder-count="no-limit"/>
      <style:text-properties style:font-name="Arial Narrow" fo:font-family="'Arial Narrow'" style:font-family-generic="swiss" style:font-pitch="variable" fo:font-size="10pt" style:font-size-asian="10pt" style:font-name-complex="Arial Narrow" style:font-family-complex="'Arial Narrow'" style:font-family-generic-complex="swiss" style:font-pitch-complex="variable" style:font-weight-complex="bold" fo:hyphenate="false" fo:hyphenation-remain-char-count="2" fo:hyphenation-push-char-count="2" loext:hyphenation-no-caps="false"/>
    </style:style>
    <style:style style:name="Body_20_Text_20_Indent_20_3" style:display-name="Body Text Indent 3" style:family="paragraph" style:parent-style-name="LO-Normal">
      <style:paragraph-properties fo:margin-left="0.25in" fo:margin-right="0in" fo:text-align="justify" style:justify-single-word="false" fo:hyphenation-ladder-count="no-limit" fo:text-indent="-0.25in" style:auto-text-indent="false"/>
      <style:text-properties style:font-name="Arial Narrow" fo:font-family="'Arial Narrow'" style:font-family-generic="swiss" style:font-pitch="variable" fo:font-size="11pt" style:font-size-asian="11pt" style:font-name-complex="Arial Narrow" style:font-family-complex="'Arial Narrow'" style:font-family-generic-complex="swiss" style:font-pitch-complex="variable" fo:hyphenate="fals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LO-Normal" style:class="extra">
      <style:paragraph-properties fo:hyphenation-ladder-count="no-limit">
        <style:tab-stops>
          <style:tab-stop style:position="3in" style:type="center"/>
          <style:tab-stop style:position="6in" style:type="right"/>
        </style:tab-stops>
      </style:paragraph-properties>
      <style:text-properties fo:hyphenate="false" fo:hyphenation-remain-char-count="2" fo:hyphenation-push-char-count="2" loext:hyphenation-no-caps="false"/>
    </style:style>
    <style:style style:name="Footer" style:family="paragraph" style:parent-style-name="LO-Normal" style:class="extra">
      <style:paragraph-properties fo:hyphenation-ladder-count="no-limit">
        <style:tab-stops>
          <style:tab-stop style:position="3in" style:type="center"/>
          <style:tab-stop style:position="6in" style:type="right"/>
        </style:tab-stops>
      </style:paragraph-properties>
      <style:text-properties fo:hyphenate="false" fo:hyphenation-remain-char-count="2" fo:hyphenation-push-char-count="2" loext:hyphenation-no-caps="false"/>
    </style:style>
    <style:style style:name="Balloon_20_Text" style:display-name="Balloon Text" style:family="paragraph" style:parent-style-name="LO-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 loext:hyphenation-no-caps="false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Arial Narrow" fo:font-family="'Arial Narrow'" style:font-family-generic="swiss" style:font-pitch="variable" fo:font-size="9.5pt" fo:language="fi" fo:country="FI" fo:font-weight="bold" style:font-size-asian="9.5pt" style:font-weight-asian="bold" style:font-name-complex="Arial Narrow" style:font-family-complex="'Arial Narrow'" style:font-family-generic-complex="swiss" style:font-pitch-complex="variable" style:font-size-complex="9.5pt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Default_20_Paragraph_20_Font" style:display-name="Default Paragraph Font" style:family="text"/>
    <style:style style:name="WW-Default_20_Paragraph_20_Font" style:display-name="WW-Default Paragraph Font" style:family="text"/>
    <style:style style:name="Balloon_20_Text_20_Char" style:display-name="Balloon Text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Body_20_Text_20_Indent_20_Char" style:display-name="Body Text Indent Char" style:family="text">
      <style:text-properties fo:font-size="12pt" style:font-size-asian="12pt" style:font-size-complex="12pt"/>
    </style:style>
    <style:style style:name="Body_20_Text_20_Char" style:display-name="Body Text Char" style:family="text">
      <style:text-properties fo:font-size="12pt" style:font-size-asian="12pt"/>
    </style:style>
    <style:style style:name="WW_5f_CharLFO2LVL2" style:display-name="WW_CharLFO2LVL2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_5f_CharLFO4LVL1" style:display-name="WW_CharLFO4LVL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_5f_CharLFO4LVL3" style:display-name="WW_CharLFO4LVL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5" style:display-name="WW_CharLFO4LVL5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_5f_CharLFO4LVL6" style:display-name="WW_CharLFO4LVL6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8" style:display-name="WW_CharLFO4LVL8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_5f_CharLFO4LVL9" style:display-name="WW_CharLFO4LVL9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12LVL2" style:display-name="WW_CharLFO12LVL2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7LVL1" style:display-name="WW_CharLFO17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7LVL2" style:display-name="WW_CharLFO17LVL2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_5f_CharLFO17LVL3" style:display-name="WW_CharLFO17LVL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17LVL4" style:display-name="WW_CharLFO17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7LVL5" style:display-name="WW_CharLFO17LVL5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_5f_CharLFO17LVL6" style:display-name="WW_CharLFO17LVL6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17LVL7" style:display-name="WW_CharLFO17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7LVL8" style:display-name="WW_CharLFO17LVL8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_5f_CharLFO17LVL9" style:display-name="WW_CharLFO17LVL9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21LVL1" style:display-name="WW_CharLFO21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1LVL2" style:display-name="WW_CharLFO21LVL2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_5f_CharLFO21LVL3" style:display-name="WW_CharLFO21LVL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21LVL4" style:display-name="WW_CharLFO21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1LVL5" style:display-name="WW_CharLFO21LVL5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_5f_CharLFO21LVL6" style:display-name="WW_CharLFO21LVL6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21LVL7" style:display-name="WW_CharLFO21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1LVL8" style:display-name="WW_CharLFO21LVL8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_5f_CharLFO21LVL9" style:display-name="WW_CharLFO21LVL9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22LVL1" style:display-name="WW_CharLFO22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2LVL2" style:display-name="WW_CharLFO22LVL2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_5f_CharLFO22LVL3" style:display-name="WW_CharLFO22LVL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22LVL4" style:display-name="WW_CharLFO22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2LVL5" style:display-name="WW_CharLFO22LVL5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_5f_CharLFO22LVL6" style:display-name="WW_CharLFO22LVL6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22LVL7" style:display-name="WW_CharLFO22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2LVL8" style:display-name="WW_CharLFO22LVL8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_5f_CharLFO22LVL9" style:display-name="WW_CharLFO22LVL9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23LVL1" style:display-name="WW_CharLFO23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3LVL2" style:display-name="WW_CharLFO23LVL2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_5f_CharLFO23LVL3" style:display-name="WW_CharLFO23LVL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23LVL4" style:display-name="WW_CharLFO23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3LVL5" style:display-name="WW_CharLFO23LVL5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_5f_CharLFO23LVL6" style:display-name="WW_CharLFO23LVL6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23LVL7" style:display-name="WW_CharLFO23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3LVL8" style:display-name="WW_CharLFO23LVL8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_5f_CharLFO23LVL9" style:display-name="WW_CharLFO23LVL9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24LVL1" style:display-name="WW_CharLFO24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4LVL2" style:display-name="WW_CharLFO24LVL2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_5f_CharLFO24LVL3" style:display-name="WW_CharLFO24LVL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24LVL4" style:display-name="WW_CharLFO24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4LVL5" style:display-name="WW_CharLFO24LVL5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_5f_CharLFO24LVL6" style:display-name="WW_CharLFO24LVL6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24LVL7" style:display-name="WW_CharLFO24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4LVL8" style:display-name="WW_CharLFO24LVL8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_5f_CharLFO24LVL9" style:display-name="WW_CharLFO24LVL9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25LVL1" style:display-name="WW_CharLFO25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5LVL2" style:display-name="WW_CharLFO25LVL2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_5f_CharLFO25LVL3" style:display-name="WW_CharLFO25LVL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25LVL4" style:display-name="WW_CharLFO25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5LVL5" style:display-name="WW_CharLFO25LVL5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_5f_CharLFO25LVL6" style:display-name="WW_CharLFO25LVL6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25LVL7" style:display-name="WW_CharLFO25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5LVL8" style:display-name="WW_CharLFO25LVL8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_5f_CharLFO25LVL9" style:display-name="WW_CharLFO25LVL9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26LVL1" style:display-name="WW_CharLFO26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6LVL2" style:display-name="WW_CharLFO26LVL2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_5f_CharLFO26LVL3" style:display-name="WW_CharLFO26LVL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26LVL4" style:display-name="WW_CharLFO26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6LVL5" style:display-name="WW_CharLFO26LVL5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_5f_CharLFO26LVL6" style:display-name="WW_CharLFO26LVL6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26LVL7" style:display-name="WW_CharLFO26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6LVL8" style:display-name="WW_CharLFO26LVL8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_5f_CharLFO26LVL9" style:display-name="WW_CharLFO26LVL9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27LVL1" style:display-name="WW_CharLFO27LVL1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_5f_CharLFO27LVL2" style:display-name="WW_CharLFO27LVL2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_5f_CharLFO27LVL3" style:display-name="WW_CharLFO27LVL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27LVL4" style:display-name="WW_CharLFO27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7LVL5" style:display-name="WW_CharLFO27LVL5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_5f_CharLFO27LVL6" style:display-name="WW_CharLFO27LVL6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27LVL7" style:display-name="WW_CharLFO27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7LVL8" style:display-name="WW_CharLFO27LVL8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_5f_CharLFO27LVL9" style:display-name="WW_CharLFO27LVL9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28LVL1" style:display-name="WW_CharLFO28LVL1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_5f_CharLFO28LVL2" style:display-name="WW_CharLFO28LVL2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_5f_CharLFO28LVL3" style:display-name="WW_CharLFO28LVL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28LVL4" style:display-name="WW_CharLFO28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8LVL5" style:display-name="WW_CharLFO28LVL5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_5f_CharLFO28LVL6" style:display-name="WW_CharLFO28LVL6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28LVL7" style:display-name="WW_CharLFO28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8LVL8" style:display-name="WW_CharLFO28LVL8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_5f_CharLFO28LVL9" style:display-name="WW_CharLFO28LVL9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30LVL1" style:display-name="WW_CharLFO30LVL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_5f_CharLFO30LVL2" style:display-name="WW_CharLFO30LVL2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_5f_CharLFO30LVL3" style:display-name="WW_CharLFO30LVL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30LVL4" style:display-name="WW_CharLFO30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0LVL5" style:display-name="WW_CharLFO30LVL5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_5f_CharLFO30LVL6" style:display-name="WW_CharLFO30LVL6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30LVL7" style:display-name="WW_CharLFO30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0LVL8" style:display-name="WW_CharLFO30LVL8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_5f_CharLFO30LVL9" style:display-name="WW_CharLFO30LVL9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38LVL2" style:display-name="WW_CharLFO38LVL2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_5f_CharLFO38LVL3" style:display-name="WW_CharLFO38LVL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38LVL4" style:display-name="WW_CharLFO38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8LVL5" style:display-name="WW_CharLFO38LVL5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_5f_CharLFO38LVL6" style:display-name="WW_CharLFO38LVL6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38LVL7" style:display-name="WW_CharLFO38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8LVL8" style:display-name="WW_CharLFO38LVL8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_5f_CharLFO38LVL9" style:display-name="WW_CharLFO38LVL9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50LVL1" style:display-name="WW_CharLFO50LVL1" style:family="text">
      <style:text-properties fo:font-weight="normal" style:font-weight-asian="normal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T1" style:family="text">
      <style:text-properties style:font-name="Arial Narrow" fo:font-size="14pt" fo:font-style="italic" fo:font-weight="bold" style:font-size-asian="14pt" style:font-style-asian="italic" style:font-weight-asian="bold" style:font-name-complex="Arial Narrow" style:font-size-complex="14pt"/>
    </style:style>
    <style:style style:name="Mfr1" style:family="graphic" style:parent-style-name="Graphics">
      <style:graphic-properties fo:margin-left="0.1256in" fo:margin-right="0.1256in" style:wrap="parallel" style:number-wrapped-paragraphs="no-limit" style:wrap-contour="false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3in" fo:margin-bottom="0in" fo:margin-left="0.1in" fo:margin-right="0.1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in" fo:margin-left="0in" fo:margin-right="0in" fo:margin-bottom="0.661in" style:dynamic-spacing="true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1in" fo:margin-bottom="0in" fo:margin-left="0.1in" fo:margin-right="0.1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Mpm3">
      <style:page-layout-properties fo:page-width="8.2681in" fo:page-height="11.6929in" style:num-format="1" style:print-orientation="portrait" fo:margin-top="1in" fo:margin-bottom="0in" fo:margin-left="0.8in" fo:margin-right="0.8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aphics1" text:anchor-type="char" svg:x="0.1898in" svg:y="-0.0618in" svg:width="1.3618in" svg:height="0.6335in" draw:z-index="0"><draw:image xlink:href="Pictures/1000000000000301000001679957F5DCD50F9EA6.jpg" xlink:type="simple" xlink:show="embed" xlink:actuate="onLoad" loext:mime-type="image/jpeg"/></draw:frame><text:span text:style-name="WW-Default_20_Paragraph_20_Font"><text:span text:style-name="MT1">CONFIDENTIAL</text:span></text:span></text:p>
        <text:p text:style-name="MP1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Convert_20_1" style:display-name="Convert 1" style:page-layout-name="Mpm3">
      <style:header>
        <text:p text:style-name="Standard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title>Koperasi Karyawan MADANI</dc:title>
    <meta:initial-creator>All User</meta:initial-creator>
    <meta:creation-date>2019-08-05T14:13:00</meta:creation-date>
    <dc:date>2020-03-17T11:45:52.728000000</dc:date>
    <meta:print-date>2015-12-18T03:51:00</meta:print-date>
    <meta:editing-cycles>23</meta:editing-cycles>
    <meta:editing-duration>PT2H28M51S</meta:editing-duration>
    <meta:generator>LibreOffice/6.4.0.3$Windows_X86_64 LibreOffice_project/b0a288ab3d2d4774cb44b62f04d5d28733ac6df8</meta:generator>
    <meta:document-statistic meta:table-count="0" meta:image-count="1" meta:object-count="0" meta:page-count="1" meta:paragraph-count="4" meta:word-count="10" meta:character-count="94" meta:non-whitespace-character-count="88"/>
    <meta:user-defined meta:name="SingleXMLDocument_count" meta:value-type="float">0</meta:user-defined>
  </office:meta>
</office:document-meta>
</file>